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98bc7" officeooo:paragraph-rsid="00198bc7"/>
    </style:style>
    <style:style style:name="P2" style:family="paragraph" style:parent-style-name="Heading_20_2">
      <style:text-properties fo:color="#ff4000" loext:opacity="100%" officeooo:rsid="0019a067" officeooo:paragraph-rsid="0019a067"/>
    </style:style>
    <style:style style:name="P3" style:family="paragraph" style:parent-style-name="Standard">
      <style:text-properties fo:color="#ff4000" loext:opacity="100%" officeooo:rsid="0019a067" officeooo:paragraph-rsid="0019a067"/>
    </style:style>
    <style:style style:name="P4" style:family="paragraph" style:parent-style-name="Standard">
      <style:text-properties fo:color="#ff4000" loext:opacity="100%" fo:font-size="28pt" fo:font-weight="bold" officeooo:rsid="0019a067" officeooo:paragraph-rsid="0019a067" style:font-size-asian="28pt" style:font-weight-asian="bold" style:font-size-complex="28pt" style:font-weight-complex="bold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in" fo:margin-bottom="0in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in" fo:margin-bottom="0in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in" fo:margin-bottom="0in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paragraph-properties fo:margin-top="0in" fo:margin-bottom="0in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 style:list-style-name="L6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VOICENOTES AI</text:p>
      <text:h text:style-name="P2" text:outline-level="2">🟢 PHASE 1 — Recording + Upload</text:h>
      <text:p text:style-name="Text_20_body">Goal:</text:p>
      <text:list xml:id="list1669764078" text:style-name="L1">
        <text:list-item>
          <text:p text:style-name="P6">Record audio </text:p>
        </text:list-item>
        <text:list-item>
          <text:p text:style-name="P6">Send to backend </text:p>
        </text:list-item>
        <text:list-item>
          <text:p text:style-name="P5">Save file </text:p>
        </text:list-item>
      </text:list>
      <text:p text:style-name="Text_20_body">👉 No AI yet</text:p>
      <text:p text:style-name="Horizontal_20_Line"/>
      <text:h text:style-name="Heading_20_2" text:outline-level="2">🟢 PHASE 2 — Transcription</text:h>
      <text:p text:style-name="Text_20_body">Goal:</text:p>
      <text:list xml:id="list2241762256" text:style-name="L2">
        <text:list-item>
          <text:p text:style-name="P8">Send audio → Deepgram </text:p>
        </text:list-item>
        <text:list-item>
          <text:p text:style-name="P7">Get text back </text:p>
        </text:list-item>
      </text:list>
      <text:p text:style-name="Text_20_body">👉 First time using external API 💪</text:p>
      <text:p text:style-name="Horizontal_20_Line"/>
      <text:h text:style-name="Heading_20_2" text:outline-level="2">🟢 PHASE 3 — AI Summary</text:h>
      <text:p text:style-name="Text_20_body">Goal:</text:p>
      <text:list xml:id="list1134820764" text:style-name="L3">
        <text:list-item>
          <text:p text:style-name="P10">Send transcript → AI </text:p>
        </text:list-item>
        <text:list-item>
          <text:p text:style-name="P9">Get summary </text:p>
        </text:list-item>
      </text:list>
      <text:p text:style-name="Horizontal_20_Line"/>
      <text:h text:style-name="Heading_20_2" text:outline-level="2">🟢 PHASE 4 — Database + File Management</text:h>
      <text:p text:style-name="Text_20_body">Goal:</text:p>
      <text:list xml:id="list2387872079" text:style-name="L4">
        <text:list-item>
          <text:p text:style-name="P12">Save: </text:p>
          <text:list>
            <text:list-item>
              <text:p text:style-name="P12">recordings </text:p>
            </text:list-item>
            <text:list-item>
              <text:p text:style-name="P12">transcripts </text:p>
            </text:list-item>
            <text:list-item>
              <text:p text:style-name="P12">summaries </text:p>
            </text:list-item>
          </text:list>
        </text:list-item>
        <text:list-item>
          <text:p text:style-name="P11">Create folders </text:p>
        </text:list-item>
      </text:list>
      <text:p text:style-name="Horizontal_20_Line"/>
      <text:h text:style-name="Heading_20_2" text:outline-level="2">🟢 PHASE 5 — Calendar</text:h>
      <text:p text:style-name="Text_20_body">Goal:</text:p>
      <text:list xml:id="list3402724352" text:style-name="L5">
        <text:list-item>
          <text:p text:style-name="P13">Show meetings by date </text:p>
        </text:list-item>
      </text:list>
      <text:p text:style-name="Horizontal_20_Line"/>
      <text:h text:style-name="Heading_20_2" text:outline-level="2"><text:soft-page-break/>🟢 PHASE 6 — Polish (portfolio level)</text:h>
      <text:list xml:id="list1572152444" text:style-name="L6">
        <text:list-item>
          <text:p text:style-name="P15">UI improvements (Tailwind 👀) </text:p>
        </text:list-item>
        <text:list-item>
          <text:p text:style-name="P15">search </text:p>
        </text:list-item>
        <text:list-item>
          <text:p text:style-name="P15">filters </text:p>
        </text:list-item>
        <text:list-item>
          <text:p text:style-name="P14">playback audio 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3T12:35:04.264069797</meta:creation-date>
    <meta:editing-duration>PT3M5S</meta:editing-duration>
    <meta:editing-cycles>2</meta:editing-cycles>
    <meta:generator>LibreOffice/7.3.7.2$Linux_X86_64 LibreOffice_project/30$Build-2</meta:generator>
    <dc:date>2026-03-23T12:38:06.148690872</dc:date>
    <meta:document-statistic meta:table-count="0" meta:image-count="0" meta:object-count="0" meta:page-count="2" meta:paragraph-count="31" meta:word-count="105" meta:character-count="513" meta:non-whitespace-character-count="433"/>
  </office:meta>
</office:document-meta>
</file>